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ML comments : </text:p>
      <text:p text:style-name="P2"/>
      <text:p text:style-name="P1"><text:text-input text:description="">${comments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3-04-08T14:16:04.21</dc:date>
    <meta:editing-duration>PT4H37M34S</meta:editing-duration>
    <meta:editing-cycles>11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2" meta:word-count="4" meta:character-count="27" meta:non-whitespace-character-count="24"/>
  </office:meta>
</office:document-meta>
</file>